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5700000146EA619858.jpg"/>
  <manifest:file-entry manifest:media-type="image/png" manifest:full-path="Pictures/100000000000027E000000AB7B0E93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8.602cm" fo:margin-left="1.492cm" table:align="left" style:writing-mode="lr-tb"/>
    </style:style>
    <style:style style:name="Tabla1.A" style:family="table-column">
      <style:table-column-properties style:column-width="5.932cm"/>
    </style:style>
    <style:style style:name="Tabla1.B" style:family="table-column">
      <style:table-column-properties style:column-width="2.67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" style:family="table">
      <style:table-properties style:width="8.518cm" fo:margin-left="1.492cm" table:align="left" style:writing-mode="lr-tb"/>
    </style:style>
    <style:style style:name="Tabla2.A" style:family="table-column">
      <style:table-column-properties style:column-width="5.932cm"/>
    </style:style>
    <style:style style:name="Tabla2.B" style:family="table-column">
      <style:table-column-properties style:column-width="2.586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Standard" style:list-style-name="WW8Num20"/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list-style-name="WW8Num24"/>
    <style:style style:name="P4" style:family="paragraph" style:parent-style-name="Standard" style:list-style-name="WW8Num7"/>
    <style:style style:name="P5" style:family="paragraph" style:parent-style-name="Standard">
      <style:paragraph-properties fo:text-align="center" style:justify-single-word="false" style:border-line-width="0.002cm 0.088cm 0.088cm" fo:padding-left="0.141cm" fo:padding-right="0.141cm" fo:padding-top="0.035cm" fo:padding-bottom="0.035cm" fo:border="0.178cm double #000000"/>
      <style:text-properties style:font-name="Arial" fo:font-size="16pt" fo:font-weight="bold" style:font-size-asian="16pt" style:font-weight-asian="bold" style:font-name-complex="Arial" style:font-size-complex="16pt"/>
    </style:style>
    <style:style style:name="P6" style:family="paragraph" style:parent-style-name="Standard">
      <style:paragraph-properties fo:margin-left="0cm" fo:margin-right="0cm" fo:text-indent="1.251cm" style:auto-text-indent="false"/>
    </style:style>
    <style:style style:name="P7" style:family="paragraph" style:parent-style-name="Standard">
      <style:paragraph-properties fo:margin-left="0.06cm" fo:margin-right="0cm" fo:text-indent="0cm" style:auto-text-indent="false"/>
    </style:style>
    <style:style style:name="P8" style:family="paragraph" style:parent-style-name="Standard">
      <style:paragraph-properties fo:margin-left="0.06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0.06cm" fo:margin-right="0cm" fo:text-align="justify" style:justify-single-word="false" fo:text-indent="0cm" style:auto-text-indent="false" style:snap-to-layout-grid="false"/>
      <style:text-properties fo:font-weight="bold" style:font-weight-asian="bold"/>
    </style:style>
    <style:style style:name="P10" style:family="paragraph" style:parent-style-name="Standard">
      <style:paragraph-properties fo:margin-left="0.06cm" fo:margin-right="0cm" fo:text-align="center" style:justify-single-word="false" fo:text-indent="0cm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.06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2.521cm" fo:margin-right="0cm" fo:text-indent="0cm" style:auto-text-indent="false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style:font-name="Courier New" style:font-name-complex="Courier New"/>
    </style:style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weight="bold" style:font-weight-asian="bold"/>
    </style:style>
    <style:style style:name="P16" style:family="paragraph" style:parent-style-name="Párrafo_20_de_20_lista" style:list-style-name="WW8Num18">
      <style:paragraph-properties fo:margin-top="0cm" fo:margin-bottom="0cm" fo:line-height="100%"/>
    </style:style>
    <style:style style:name="P17" style:family="paragraph" style:parent-style-name="Párrafo_20_de_20_lista">
      <style:paragraph-properties fo:margin-top="0cm" fo:margin-bottom="0cm" fo:line-height="100%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Párrafo_20_de_20_lista" style:list-style-name="WW8Num18">
      <style:paragraph-properties fo:margin-top="0cm" fo:margin-bottom="0cm" fo:line-height="100%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Párrafo_20_de_20_lista">
      <style:paragraph-properties fo:margin-left="1.905cm" fo:margin-right="0cm" fo:margin-top="0cm" fo:margin-bottom="0cm" fo:line-height="100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Párrafo_20_de_20_lista">
      <style:paragraph-properties fo:margin-left="2.501cm" fo:margin-right="0cm" fo:margin-top="0cm" fo:margin-bottom="0cm" fo:line-height="100%" fo:text-indent="0cm" style:auto-text-indent="false"/>
    </style:style>
    <style:style style:name="P21" style:family="paragraph" style:parent-style-name="Párrafo_20_de_20_lista">
      <style:paragraph-properties fo:margin-left="2.501cm" fo:margin-right="0cm" fo:margin-top="0cm" fo:margin-bottom="0cm" fo:line-height="100%" fo:text-indent="0cm" style:auto-text-indent="false"/>
      <style:text-properties style:font-name="Courier New" fo:font-size="12pt" style:font-size-asian="12pt" style:font-name-complex="Courier New" style:font-size-complex="12pt"/>
    </style:style>
    <style:style style:name="P2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018cm solid #000000" fo:border-bottom="none"/>
    </style:style>
    <style:style style:name="P23" style:family="paragraph" style:parent-style-name="Header">
      <style:paragraph-properties>
        <style:tab-stops/>
      </style:paragraph-properties>
      <style:text-properties style:font-name="Arial" fo:font-size="20pt" fo:font-style="italic" fo:font-weight="bold" style:font-size-asian="20pt" style:font-style-asian="italic" style:font-weight-asian="bold" style:font-name-complex="Arial" style:font-size-complex="20pt"/>
    </style:style>
    <style:style style:name="P24" style:family="paragraph" style:parent-style-name="Header">
      <style:paragraph-properties fo:padding-left="0.141cm" fo:padding-right="0.141cm" fo:padding-top="0.035cm" fo:padding-bottom="0.035cm" fo:border="0.176cm solid #000000">
        <style:tab-stops>
          <style:tab-stop style:position="9.001cm" style:type="center"/>
          <style:tab-stop style:position="17.754cm" style:type="right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3" style:family="text">
      <style:text-properties style:font-name="Arial" fo:font-size="8pt" style:font-size-asian="8pt" style:font-name-complex="Arial" style:font-size-complex="8pt"/>
    </style:style>
    <style:style style:name="T4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5" style:family="text">
      <style:text-properties style:font-name="Arial" fo:font-size="18pt" fo:font-style="italic" fo:font-weight="bold" style:font-size-asian="18pt" style:font-style-asian="italic" style:font-weight-asian="bold" style:font-name-complex="Arial" style:font-size-complex="18pt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Times New Roman" fo:font-size="12pt" style:font-size-asian="12pt" style:font-name-complex="Times New Roman" style:font-size-complex="12pt"/>
    </style:style>
    <style:style style:name="T8" style:family="text">
      <style:text-properties fo:color="#0070c0"/>
    </style:style>
    <style:style style:name="T9" style:family="text">
      <style:text-properties style:font-name="Courier New" fo:font-size="12pt" style:font-size-asian="12pt" style:font-name-complex="Courier New" style:font-size-complex="12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ge-content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andard"/>
      <text:p text:style-name="P5">Trabajo 1ª Evaluación</text:p>
      <text:p text:style-name="Standard"/>
      <text:p text:style-name="Standard">Se puede elegir cualquier tema que tenga que ver con los cuatro primeros temas cuyo temario es: </text:p>
      <text:p text:style-name="Standard"/>
      <text:list xml:id="list1575463783946677590" text:style-name="WW8Num20">
        <text:list-item>
          <text:p text:style-name="P1">Sistemas Informáticos: La información</text:p>
        </text:list-item>
      </text:list>
      <text:list xml:id="list6212546907051441850" text:style-name="WW8Num18">
        <text:list-item>
          <text:list>
            <text:list-item>
              <text:p text:style-name="P18">Sistemas de Codificación</text:p>
            </text:list-item>
            <text:list-item>
              <text:p text:style-name="P18">Representación interna</text:p>
            </text:list-item>
          </text:list>
        </text:list-item>
      </text:list>
      <text:p text:style-name="P17"/>
      <text:list xml:id="list30515275" text:continue-list="list1575463783946677590" text:style-name="WW8Num20">
        <text:list-item>
          <text:p text:style-name="P1">Sistemas Informáticos: Hardware</text:p>
        </text:list-item>
      </text:list>
      <text:list xml:id="list30530706" text:continue-list="list6212546907051441850" text:style-name="WW8Num18">
        <text:list-item>
          <text:list>
            <text:list-item>
              <text:p text:style-name="P18">Arquitectura Básica</text:p>
            </text:list-item>
            <text:list-item>
              <text:p text:style-name="P18">Periféricos</text:p>
            </text:list-item>
            <text:list-item>
              <text:p text:style-name="P18">Unidades de Almacenamiento</text:p>
            </text:list-item>
          </text:list>
        </text:list-item>
      </text:list>
      <text:p text:style-name="P17"/>
      <text:list xml:id="list30528781" text:continue-list="list30515275" text:style-name="WW8Num20">
        <text:list-item>
          <text:p text:style-name="P1">Sistemas Informáticos: Software</text:p>
        </text:list-item>
      </text:list>
      <text:list xml:id="list30516826" text:continue-list="list30530706" text:style-name="WW8Num18">
        <text:list-item>
          <text:list>
            <text:list-item>
              <text:p text:style-name="P16"><text:span text:style-name="T7">Tipos de Software (Sistemas operativos, entornos de desarrollo, ...)</text:span></text:p>
            </text:list-item>
            <text:list-item>
              <text:p text:style-name="P18">Tipos de Distribución y Licencias</text:p>
            </text:list-item>
            <text:list-item>
              <text:p text:style-name="P18">Fundamentos de Sistemas Operativos</text:p>
            </text:list-item>
            <text:list-item>
              <text:p text:style-name="P18">Procesos</text:p>
            </text:list-item>
            <text:list-item>
              <text:p text:style-name="P18">Gestión de Memoria</text:p>
            </text:list-item>
            <text:list-item>
              <text:p text:style-name="P18">Fundamentos de Sistemas de Ficheros</text:p>
            </text:list-item>
            <text:list-item>
              <text:p text:style-name="P18">Seguridad</text:p>
            </text:list-item>
          </text:list>
        </text:list-item>
      </text:list>
      <text:p text:style-name="P17"/>
      <text:list xml:id="list30538283" text:continue-numbering="true" text:style-name="WW8Num18">
        <text:list-item>
          <text:p text:style-name="P18">Sistemas de virtualización</text:p>
        </text:list-item>
      </text:list>
      <text:p text:style-name="P19"/>
      <text:p text:style-name="P6">Ten en cuenta que esto es, solo una guía de contenidos. El trabajo escogido tiene que ser lo más especializado posible. <text:span text:style-name="T1">No sirve como tema ninguno de los apartados indicados en la guía</text:span> ni ningún otro de titulo generalista.</text:p>
      <text:p text:style-name="P2"/>
      <text:p text:style-name="P2">Criterios de evaluación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/>
          </table:table-cell>
          <table:table-cell table:style-name="Tabla1.B1" office:value-type="string">
            <text:p text:style-name="P8"><text:span text:style-name="T1">Puntuación:</text:span></text:p>
          </table:table-cell>
        </table:table-row>
        <table:table-row table:style-name="Tabla1.1">
          <table:table-cell table:style-name="Tabla1.A2" office:value-type="string">
            <text:p text:style-name="P7">Actualidad</text:p>
          </table:table-cell>
          <table:table-cell table:style-name="Tabla1.B2" office:value-type="string">
            <text:p text:style-name="P11">20%</text:p>
          </table:table-cell>
        </table:table-row>
        <table:table-row table:style-name="Tabla1.1">
          <table:table-cell table:style-name="Tabla1.A2" office:value-type="string">
            <text:p text:style-name="P7">Formato, claridad y limpieza</text:p>
          </table:table-cell>
          <table:table-cell table:style-name="Tabla1.B2" office:value-type="string">
            <text:p text:style-name="P11">10%</text:p>
          </table:table-cell>
        </table:table-row>
        <table:table-row table:style-name="Tabla1.1">
          <table:table-cell table:style-name="Tabla1.A2" office:value-type="string">
            <text:p text:style-name="P7">Profundidad</text:p>
          </table:table-cell>
          <table:table-cell table:style-name="Tabla1.B2" office:value-type="string">
            <text:p text:style-name="P11">40%</text:p>
          </table:table-cell>
        </table:table-row>
        <table:table-row table:style-name="Tabla1.1">
          <table:table-cell table:style-name="Tabla1.A2" office:value-type="string">
            <text:p text:style-name="P7">Aportaciones personales *</text:p>
          </table:table-cell>
          <table:table-cell table:style-name="Tabla1.B2" office:value-type="string">
            <text:p text:style-name="P11">30%</text:p>
          </table:table-cell>
        </table:table-row>
      </table:table>
      <text:list xml:id="list7250269006467612905" text:style-name="WW8Num24">
        <text:list-item>
          <text:p text:style-name="P3">Se tiene en cuenta en este apartado la opinión vertida sobre las diferentes fuentes de información utilizadas.</text:p>
        </text:list-item>
      </text:list>
      <text:p text:style-name="P2"/>
      <text:p text:style-name="P2">Penalizaciones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/>
          </table:table-cell>
          <table:table-cell table:style-name="Tabla2.B1" office:value-type="string">
            <text:p text:style-name="P10">Resta:</text:p>
          </table:table-cell>
        </table:table-row>
        <table:table-row table:style-name="Tabla2.1">
          <table:table-cell table:style-name="Tabla2.A2" office:value-type="string">
            <text:p text:style-name="P7">Copia de trabajos existentes (completa o parcialmente)</text:p>
          </table:table-cell>
          <table:table-cell table:style-name="Tabla2.B2" office:value-type="string">
            <text:p text:style-name="P11">100%</text:p>
          </table:table-cell>
        </table:table-row>
        <table:table-row table:style-name="Tabla2.1">
          <table:table-cell table:style-name="Tabla2.A2" office:value-type="string">
            <text:p text:style-name="P7">Retraso en la fecha</text:p>
          </table:table-cell>
          <table:table-cell table:style-name="Tabla2.B2" office:value-type="string">
            <text:p text:style-name="P11">40%</text:p>
          </table:table-cell>
        </table:table-row>
        <table:table-row table:style-name="Tabla2.1">
          <table:table-cell table:style-name="Tabla2.A2" office:value-type="string">
            <text:p text:style-name="P7">Nombre de fichero incorrecto</text:p>
          </table:table-cell>
          <table:table-cell table:style-name="Tabla2.B2" office:value-type="string">
            <text:p text:style-name="P11">10 %</text:p>
          </table:table-cell>
        </table:table-row>
      </table:table>
      <text:p text:style-name="P2"><text:soft-page-break/></text:p>
      <text:p text:style-name="P2">Documentación.</text:p>
      <text:list xml:id="list8122821118101596257" text:style-name="WW8Num7">
        <text:list-item>
          <text:p text:style-name="P4">Puedes elegir cualquier medio de documentación pero <text:span text:style-name="T1">debes indicar cuál</text:span> es. Si es una página web no sirve "internet" o "google", hay que indicar, exactamente, la url.</text:p>
        </text:list-item>
        <text:list-item>
          <text:p text:style-name="P4">Deben utilizarse, como mínimo, <text:span text:style-name="T1">tres fuentes</text:span> de información diferentes. </text:p>
        </text:list-item>
        <text:list-item>
          <text:p text:style-name="P4">No utilices fuentes de más de <text:span text:style-name="T1">tres años de antigüedad</text:span> (salvo para comparaciones con fuentes modernas)</text:p>
        </text:list-item>
      </text:list>
      <text:p text:style-name="P2"/>
      <text:p text:style-name="P2">Formato del documento</text:p>
      <text:list xml:id="list30506945" text:continue-numbering="true" text:style-name="WW8Num7">
        <text:list-item>
          <text:p text:style-name="P4">El documento debe contener, obligatoriamente</text:p>
          <text:list>
            <text:list-item>
              <text:p text:style-name="P4">Una portada con el título del trabajo, el nombre y apellidos del autor, el grupo y el curso.</text:p>
            </text:list-item>
            <text:list-item>
              <text:p text:style-name="P4">Un índice</text:p>
            </text:list-item>
            <text:list-item>
              <text:p text:style-name="P4">Una página de bibliografía</text:p>
            </text:list-item>
            <text:list-item>
              <text:p text:style-name="P4">El cuerpo del documento con una extensión mínima de 1000 palabras</text:p>
            </text:list-item>
          </text:list>
        </text:list-item>
      </text:list>
      <text:p text:style-name="P12"/>
      <text:p text:style-name="P2">Formato del cuerpo del documento</text:p>
      <text:list xml:id="list30516063" text:continue-numbering="true" text:style-name="WW8Num7">
        <text:list-item>
          <text:p text:style-name="P4">Orientación: Vertical</text:p>
        </text:list-item>
        <text:list-item>
          <text:p text:style-name="P4">Márgenes (Izdo./Dcho. Sup./Inf.): 2/2 3/2</text:p>
        </text:list-item>
        <text:list-item>
          <text:p text:style-name="P4">Cabecera con el título del documento y el autor</text:p>
        </text:list-item>
        <text:list-item>
          <text:p text:style-name="P4">Pie con el número de página</text:p>
        </text:list-item>
        <text:list-item>
          <text:p text:style-name="P4">Interlineado, 1,5 (múltiple)</text:p>
        </text:list-item>
        <text:list-item>
          <text:p text:style-name="P4">Tipo de Letra: Times New Roman 12 puntos (los títulos, encabezados y pies pueden ir en una tipografía diferente)</text:p>
        </text:list-item>
        <text:list-item>
          <text:p text:style-name="P4">Color: Negro</text:p>
        </text:list-item>
      </text:list>
      <text:p text:style-name="P12"/>
      <text:p text:style-name="P2">Aportaciones Personales</text:p>
      <text:list xml:id="list30520612" text:continue-numbering="true" text:style-name="WW8Num7">
        <text:list-item>
          <text:p text:style-name="P4">Debe realizarse un comentario personal por cada apartado que componga el trabajo más un apartado final con una apreciación personal sobre el tema tratado.</text:p>
        </text:list-item>
        <text:list-item>
          <text:p text:style-name="P4">Las aportaciones personales deberán remarcarse del resto del texto utilizando <text:span text:style-name="T8">color azul</text:span></text:p>
        </text:list-item>
      </text:list>
      <text:p text:style-name="Standard"/>
      <text:p text:style-name="Standard"/>
      <text:p text:style-name="P2">Forma y plazos de entrega:</text:p>
      <text:list xml:id="list30538981" text:continue-list="list30538283" text:style-name="WW8Num18">
        <text:list-item>
          <text:p text:style-name="P16"><text:span text:style-name="T7">Entregar de forma electrónica en formato PDF.</text:span></text:p>
        </text:list-item>
      </text:list>
      <text:p text:style-name="P17"/>
      <text:list xml:id="list30512546" text:continue-numbering="true" text:style-name="WW8Num18">
        <text:list-item>
          <text:p text:style-name="P18">El formato del nombre del fichero será: </text:p>
        </text:list-item>
      </text:list>
      <text:p text:style-name="P20"><text:span text:style-name="T9">apellidos, nombre - Título del trabajo.pdf</text:span></text:p>
      <text:p text:style-name="P21"/>
      <text:list xml:id="list30508507" text:continue-numbering="true" text:style-name="WW8Num18">
        <text:list-item>
          <text:p text:style-name="P16"><text:span text:style-name="T7">Se debe enviar <text:s/>antes del 1 de diciembre por correo electrónico a:</text:span></text:p>
        </text:list-item>
      </text:list>
      <text:p text:style-name="P13">calfranca@iessantiagohernandez.com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class="chapter">
      <style:paragraph-properties fo:text-align="center" style:justify-single-word="false">
        <style:tab-stops>
          <style:tab-stop style:position="17.002cm" style:type="right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fo:color="#0000ff" style:font-name="Arial" style:font-name-complex="Arial"/>
    </style:style>
    <style:style style:name="Sangría_20_2_20_de_20_t._20_independiente" style:display-name="Sangría 2 de t. independiente" style:family="paragraph" style:parent-style-name="Standard">
      <style:paragraph-properties fo:margin-left="2.54cm" fo:margin-right="0cm" fo:text-indent="0cm" style:auto-text-indent="false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style:font-name-asian="Calibri" style:font-size-asian="11pt" style:font-name-complex="Times New Roman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tyle="normal" fo:font-weight="bold" style:font-style-asian="normal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fo:font-style="normal" fo:font-weight="bold" style:font-style-asian="normal" style:font-weight-asian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0% 100%" fo:font-style="normal" fo:font-weight="bold" style:font-style-asian="normal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0% 100%" fo:font-style="normal" fo:font-weight="bold" style:font-style-asian="normal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text-position="0% 100%" fo:font-style="normal" fo:font-weight="bold" style:font-style-asian="normal" style:font-weight-asian="bold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70c0"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text-position="0% 100%" fo:font-style="normal" fo:font-weight="bold" style:font-style-asian="normal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text-position="0% 100%" fo:font-style="normal" fo:font-weight="bold" style:font-style-asian="normal" style:font-weight-asian="bold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text-position="0% 100%" fo:font-style="normal" fo:font-weight="bold" style:font-style-asian="normal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Times New Roman" style:font-name-asian="Times New Roman" style:font-name-complex="Times New Roman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text-position="0% 100%" fo:font-style="normal" fo:font-weight="bold" style:font-style-asian="normal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text-position="0% 100%" fo:font-style="normal" fo:font-weight="bold" style:font-style-asian="normal" style:font-weight-asian="bold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text-position="0% 100%" fo:font-style="normal" fo:font-weight="bold" style:font-style-asian="normal" style:font-weight-asian="bold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2pt" style:font-size-asian="12pt" style:font-name-complex="Symbol" style:font-size-complex="12pt"/>
    </style:style>
    <style:style style:name="WW8Num18z1" style:family="text">
      <style:text-properties style:font-name="Courier New" fo:font-size="12pt" style:font-size-asian="12pt" style:font-name-complex="Courier New" style:font-size-complex="12pt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text-position="0% 100%" fo:font-style="normal" fo:font-weight="bold" style:font-style-asian="normal" style:font-weight-asian="bold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Wingdings" style:font-name-complex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text-position="0% 100%" fo:font-style="normal" fo:font-weight="bold" style:font-style-asian="normal" style:font-weight-asian="bold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text-position="0% 100%" fo:font-style="normal" fo:font-weight="bold" style:font-style-asian="normal" style:font-weight-asian="bold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5z0" style:family="text">
      <style:text-properties style:text-position="0% 100%" fo:font-style="normal" fo:font-weight="bold" style:font-style-asian="normal" style:font-weight-asian="bold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Times New Roman" fo:font-style="normal" fo:font-weight="bold" style:font-style-asian="normal" style:font-weight-asian="bold" style:font-name-complex="Times New Roman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text-position="0% 100%" fo:font-style="normal" fo:font-weight="bold" style:font-style-asian="normal" style:font-weight-asian="bold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text-position="0% 100%" fo:font-style="normal" fo:font-weight="bold" style:font-style-asian="normal" style:font-weight-asian="bold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text-position="0% 100%" fo:font-style="normal" fo:font-weight="bold" style:font-style-asian="normal" style:font-weight-asian="bold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text-position="0% 100%" fo:font-style="normal" fo:font-weight="bold" style:font-style-asian="normal" style:font-weight-asian="bold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text-position="0% 100%" fo:font-style="normal" fo:font-weight="bold" style:font-style-asian="normal" style:font-weight-asian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Times New Roman" style:font-name-asian="Times New Roman" style:font-name-complex="Times New Roman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text-position="0% 100%" fo:font-style="normal" fo:font-weight="bold" style:font-style-asian="normal" style:font-weight-asian="bold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text-position="0% 100%" fo:font-style="normal" fo:font-weight="bold" style:font-style-asian="normal" style:font-weight-asian="bold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font-style="normal" fo:font-weight="bold" style:font-style-asian="normal" style:font-weight-asian="bold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text-position="0% 100%" fo:font-style="normal" fo:font-weight="bold" style:font-style-asian="normal" style:font-weight-asian="bold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Times New Roman" fo:font-style="normal" fo:font-weight="bold" style:font-name-asian="Times New Roman" style:font-style-asian="normal" style:font-weight-asian="bold" style:font-name-complex="Times New Roman"/>
    </style:style>
    <style:style style:name="WW8Num37z1" style:family="text">
      <style:text-properties fo:font-style="normal" fo:font-weight="bold" style:font-style-asian="normal" style:font-weight-asian="bold"/>
    </style:style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text-position="0% 100%" fo:font-style="normal" fo:font-weight="bold" style:font-style-asian="normal" style:font-weight-asian="bold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text-position="0% 100%" fo:font-style="normal" fo:font-weight="bold" style:font-style-asian="normal" style:font-weight-asian="bold"/>
    </style:style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text-position="0% 100%" fo:font-style="normal" fo:font-weight="bold" style:font-style-asian="normal" style:font-weight-asian="bold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text-position="0% 100%" fo:font-style="normal" fo:font-weight="bold" style:font-style-asian="normal" style:font-weight-asian="bold"/>
    </style:style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style:text-position="0% 100%" fo:font-style="normal" fo:font-weight="bold" style:font-style-asian="normal" style:font-weight-asian="bold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text-position="0% 100%" fo:font-style="normal" fo:font-weight="bold" style:font-style-asian="normal" style:font-weight-asian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text-position="0% 100%" fo:font-style="normal" fo:font-weight="bold" style:font-style-asian="normal" style:font-weight-asian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style:text-position="0% 100%" fo:font-style="normal" fo:font-weight="bold" style:font-style-asian="normal" style:font-weight-asian="bold"/>
    </style:style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text-position="0% 100%" fo:font-style="normal" fo:font-weight="bold" style:font-style-asian="normal" style:font-weight-asian="bold"/>
    </style:style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>
      <style:text-properties style:font-name="Symbol" style:font-name-complex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 style:font-name-complex="Wingdings"/>
    </style:style>
    <style:style style:name="WW8Num48z0" style:family="text">
      <style:text-properties style:text-position="0% 100%" fo:font-style="normal" fo:font-weight="bold" style:font-style-asian="normal" style:font-weight-asian="bold"/>
    </style:style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>
      <style:text-properties style:text-position="0% 100%" fo:font-style="normal" fo:font-weight="bold" style:font-style-asian="normal" style:font-weight-asian="bold"/>
    </style:style>
    <style:style style:name="WW8Num49z1" style:family="text">
      <style:text-properties style:text-position="0% 100%" style:font-name="Wingdings" fo:font-style="normal" fo:font-weight="bold" style:font-style-asian="normal" style:font-weight-asian="bold" style:font-name-complex="Wingdings"/>
    </style:style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Encabezado_20_Car" style:display-name="Encabezado Car" style:family="text" style:parent-style-name="Fuente_20_de_20_párrafo_20_predeter.">
      <style:text-properties fo:font-size="12pt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WW8Num7z1" style:num-suffix="." text:bullet-char="·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*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0" style:num-suffix="." style:num-format="i">
        <style:list-level-properties text:list-level-position-and-space-mode="label-alignment">
          <style:list-level-label-alignment text:label-followed-by="listtab" text:list-tab-stop-position="3.27cm" fo:text-indent="-0.501cm" fo:margin-left="2.501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text:style-name="WW8Num37z1" style:num-suffix="." style:num-format="i">
        <style:list-level-properties text:list-level-position-and-space-mode="label-alignment">
          <style:list-level-label-alignment text:label-followed-by="listtab" text:list-tab-stop-position="3.27cm" fo:text-indent="-0.501cm" fo:margin-left="2.501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text:style-name="WW8Num4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4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text:style-name="WW8Num4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49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text:style-name="WW8Num4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20pt" fo:font-style="italic" fo:font-weight="bold" style:font-size-asian="20pt" style:font-style-asian="italic" style:font-weight-asian="bold" style:font-name-complex="Arial" style:font-size-complex="20pt"/>
    </style:style>
    <style:style style:name="MP3" style:family="paragraph" style:parent-style-name="Header">
      <style:paragraph-properties fo:padding-left="0.141cm" fo:padding-right="0.141cm" fo:padding-top="0.035cm" fo:padding-bottom="0.035cm" fo:border="0.176cm solid #000000">
        <style:tab-stops>
          <style:tab-stop style:position="9.001cm" style:type="center"/>
          <style:tab-stop style:position="17.754cm" style:type="right"/>
        </style:tab-stops>
      </style:paragraph-properties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18pt" fo:font-style="italic" fo:font-weight="bold" style:font-size-asian="18pt" style:font-style-asian="italic" style:font-weight-asian="bold" style:font-name-complex="Arial" style:font-size-complex="18pt"/>
    </style:style>
    <style:style style:name="MT4" style:family="text">
      <style:text-properties style:font-name="Arial" fo:font-size="14pt" style:font-size-asian="14pt" style:font-name-complex="Arial" style:font-size-complex="14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ge-content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27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span text:style-name="MT2"><text:page-number text:select-page="current">2</text:page-number></text:span><text:span text:style-name="MT1"> de </text:span><text:span text:style-name="MT2"><text:page-count style:num-format="1">2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n 4" text:anchor-type="char" svg:x="15.905cm" svg:y="-3.554cm" svg:width="2.424cm" svg:height="2.328cm" draw:z-index="1"><draw:image xlink:href="Pictures/100000000000015700000146EA619858.jpg" xlink:type="simple" xlink:show="embed" xlink:actuate="onLoad"/></draw:frame><draw:frame draw:style-name="Mfr2" draw:name="gráficos1" text:anchor-type="as-char" svg:width="8.791cm" svg:height="2.355cm" draw:z-index="0"><draw:image xlink:href="Pictures/100000000000027E000000AB7B0E933A.png" xlink:type="simple" xlink:show="embed" xlink:actuate="onLoad"/></draw:frame></text:p>
        <text:p text:style-name="MP3"><text:span text:style-name="MT3"><text:tab/>Sistemas Informáticos<text:tab/></text:span><text:span text:style-name="MT4">dam1 - dua1</text:span></text:p>
      </style:header>
      <style:footer>
        <text:p text:style-name="MP1"><text:span text:style-name="MT1">Página </text:span><text:span text:style-name="MT2"><text:page-number text:select-page="current">1</text:page-number></text:span><text:span text:style-name="MT1"> de </text:span><text:span text:style-name="MT2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Alfranca</meta:initial-creator>
    <meta:creation-date>2013-11-13T18:48:00</meta:creation-date>
    <dc:creator>Germán Arcos</dc:creator>
    <dc:date>2017-11-11T10:33:52.57</dc:date>
    <meta:print-date>2013-11-13T19:48:00</meta:print-date>
    <meta:editing-cycles>7</meta:editing-cycles>
    <meta:editing-duration>PT42M</meta:editing-duration>
    <meta:document-statistic meta:table-count="2" meta:image-count="2" meta:object-count="0" meta:page-count="2" meta:paragraph-count="69" meta:word-count="439" meta:character-count="2677"/>
    <meta:generator>OpenOffice/4.1.2$Win32 OpenOffice.org_project/412m3$Build-9782</meta:generator>
  </office:meta>
</office:document-meta>
</file>